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00000000CF73E1439B139099FF.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0347" officeooo:paragraph-rsid="001a0347"/>
    </style:style>
    <style:style style:name="P2" style:family="paragraph" style:parent-style-name="Text_20_body">
      <style:text-properties officeooo:rsid="001a0347" officeooo:paragraph-rsid="001a0347"/>
    </style:style>
    <style:style style:name="P3" style:family="paragraph" style:parent-style-name="Text_20_body">
      <style:paragraph-properties fo:text-align="center" style:justify-single-word="false"/>
      <style:text-properties officeooo:rsid="001a0347" officeooo:paragraph-rsid="001a0347"/>
    </style:style>
    <style:style style:name="P4" style:family="paragraph" style:parent-style-name="Text_20_body">
      <style:text-properties officeooo:paragraph-rsid="001a0347"/>
    </style:style>
    <style:style style:name="P5" style:family="paragraph" style:parent-style-name="Text_20_body">
      <style:text-properties officeooo:rsid="001bcb00" officeooo:paragraph-rsid="001bcb00"/>
    </style:style>
    <style:style style:name="P6" style:family="paragraph" style:parent-style-name="Text_20_body">
      <style:text-properties officeooo:rsid="001d759e" officeooo:paragraph-rsid="001d759e"/>
    </style:style>
    <style:style style:name="P7" style:family="paragraph" style:parent-style-name="Text_20_body">
      <style:text-properties officeooo:paragraph-rsid="001d759e"/>
    </style:style>
    <style:style style:name="P8" style:family="paragraph" style:parent-style-name="Text_20_body">
      <style:text-properties officeooo:rsid="00209750" officeooo:paragraph-rsid="00209750"/>
    </style:style>
    <style:style style:name="P9" style:family="paragraph" style:parent-style-name="Text_20_body">
      <style:text-properties officeooo:rsid="0020c8f9" officeooo:paragraph-rsid="0020c8f9"/>
    </style:style>
    <style:style style:name="P10" style:family="paragraph" style:parent-style-name="Text_20_body">
      <style:text-properties fo:color="#c9211e" loext:opacity="100%" officeooo:rsid="0020c8f9" officeooo:paragraph-rsid="0020c8f9"/>
    </style:style>
    <style:style style:name="P11" style:family="paragraph" style:parent-style-name="Text_20_body">
      <style:text-properties fo:font-weight="normal" officeooo:rsid="001d759e" officeooo:paragraph-rsid="001d759e" style:font-weight-asian="normal" style:font-weight-complex="normal"/>
    </style:style>
    <style:style style:name="P12" style:family="paragraph" style:parent-style-name="Text_20_body">
      <style:text-properties fo:font-weight="normal" officeooo:rsid="00282a09" officeooo:paragraph-rsid="00282a09" style:font-weight-asian="normal" style:font-weight-complex="normal"/>
    </style:style>
    <style:style style:name="P13" style:family="paragraph" style:parent-style-name="Text_20_body">
      <style:text-properties fo:font-weight="normal" officeooo:rsid="00299b67" officeooo:paragraph-rsid="00299b67" style:font-weight-asian="normal" style:font-weight-complex="normal"/>
    </style:style>
    <style:style style:name="P14" style:family="paragraph" style:parent-style-name="Text_20_body">
      <style:text-properties fo:font-weight="normal" officeooo:rsid="00299b67" officeooo:paragraph-rsid="00345c42" style:font-weight-asian="normal" style:font-weight-complex="normal"/>
    </style:style>
    <style:style style:name="P15" style:family="paragraph" style:parent-style-name="Text_20_body">
      <style:text-properties style:text-underline-style="none" fo:font-weight="normal" officeooo:rsid="001d759e" officeooo:paragraph-rsid="001d759e" style:font-weight-asian="normal" style:font-weight-complex="normal"/>
    </style:style>
    <style:style style:name="P16" style:family="paragraph" style:parent-style-name="Text_20_body">
      <style:text-properties style:text-underline-style="none" fo:font-weight="normal" officeooo:rsid="001f3dcc" officeooo:paragraph-rsid="001f3dcc" style:font-weight-asian="normal" style:font-weight-complex="normal"/>
    </style:style>
    <style:style style:name="P17" style:family="paragraph" style:parent-style-name="Text_20_body">
      <style:text-properties style:text-underline-style="none" fo:font-weight="normal" officeooo:rsid="00209750" officeooo:paragraph-rsid="00209750" style:font-weight-asian="normal" style:font-weight-complex="normal"/>
    </style:style>
    <style:style style:name="P18" style:family="paragraph" style:parent-style-name="Text_20_body">
      <style:text-properties style:text-underline-style="none" fo:font-weight="normal" officeooo:rsid="0020c8f9" officeooo:paragraph-rsid="0020c8f9" style:font-weight-asian="normal" style:font-weight-complex="normal"/>
    </style:style>
    <style:style style:name="P19" style:family="paragraph" style:parent-style-name="Text_20_body">
      <style:text-properties style:text-underline-style="none" fo:font-weight="bold" officeooo:rsid="00226698" officeooo:paragraph-rsid="00226698" style:font-weight-asian="bold" style:font-weight-complex="bold"/>
    </style:style>
    <style:style style:name="P20" style:family="paragraph" style:parent-style-name="Text_20_body">
      <style:text-properties style:text-underline-style="none" fo:font-weight="bold" officeooo:rsid="001f3dcc" officeooo:paragraph-rsid="001f3dcc" style:font-weight-asian="bold" style:font-weight-complex="bold"/>
    </style:style>
    <style:style style:name="P21" style:family="paragraph" style:parent-style-name="Text_20_body">
      <style:text-properties officeooo:paragraph-rsid="00245c0b"/>
    </style:style>
    <style:style style:name="P22" style:family="paragraph" style:parent-style-name="Text_20_body">
      <style:text-properties fo:font-weight="bold" officeooo:rsid="0026f8b9" officeooo:paragraph-rsid="0026f8b9" style:font-weight-asian="bold" style:font-weight-complex="bold"/>
    </style:style>
    <style:style style:name="P23" style:family="paragraph" style:parent-style-name="Text_20_body">
      <style:text-properties fo:font-weight="bold" officeooo:rsid="00282a09" officeooo:paragraph-rsid="00282a09" style:font-weight-asian="bold" style:font-weight-complex="bold"/>
    </style:style>
    <style:style style:name="P24" style:family="paragraph" style:parent-style-name="Text_20_body">
      <style:text-properties officeooo:rsid="0026f8b9" officeooo:paragraph-rsid="0026f8b9"/>
    </style:style>
    <style:style style:name="P25" style:family="paragraph" style:parent-style-name="Text_20_body">
      <style:text-properties officeooo:paragraph-rsid="0026f8b9"/>
    </style:style>
    <style:style style:name="P26" style:family="paragraph" style:parent-style-name="Text_20_body">
      <style:text-properties officeooo:rsid="00282a09" officeooo:paragraph-rsid="00282a09"/>
    </style:style>
    <style:style style:name="P27" style:family="paragraph" style:parent-style-name="Text_20_body">
      <style:paragraph-properties fo:line-height="150%"/>
      <style:text-properties officeooo:rsid="00299b67" officeooo:paragraph-rsid="00299b67"/>
    </style:style>
    <style:style style:name="P28" style:family="paragraph" style:parent-style-name="Text_20_body">
      <style:paragraph-properties fo:line-height="150%"/>
      <style:text-properties officeooo:rsid="002c22e9" officeooo:paragraph-rsid="002c22e9"/>
    </style:style>
    <style:style style:name="P29" style:family="paragraph" style:parent-style-name="Text_20_body">
      <style:paragraph-properties fo:line-height="150%"/>
      <style:text-properties officeooo:rsid="002d7535" officeooo:paragraph-rsid="0032d405"/>
    </style:style>
    <style:style style:name="P30" style:family="paragraph" style:parent-style-name="Text_20_body">
      <style:text-properties fo:font-style="normal" style:text-underline-style="none" officeooo:rsid="00258956" style:font-style-asian="normal" style:font-style-complex="normal"/>
    </style:style>
    <style:style style:name="P31" style:family="paragraph" style:parent-style-name="Text_20_body">
      <style:text-properties fo:font-style="normal" style:text-underline-style="none" officeooo:rsid="00258956" officeooo:paragraph-rsid="00258956" style:font-style-asian="normal" style:font-style-complex="normal"/>
    </style:style>
    <style:style style:name="P32" style:family="paragraph" style:parent-style-name="Text_20_body">
      <style:text-properties fo:font-style="normal" style:text-underline-style="none" officeooo:rsid="0026f8b9" officeooo:paragraph-rsid="0026f8b9" style:font-style-asian="normal" style:font-style-complex="normal"/>
    </style:style>
    <style:style style:name="P33" style:family="paragraph" style:parent-style-name="Text_20_body">
      <style:text-properties fo:font-style="normal" style:text-underline-style="none" fo:font-weight="bold" officeooo:rsid="00282a09" officeooo:paragraph-rsid="00282a09" style:font-style-asian="normal" style:font-weight-asian="bold" style:font-style-complex="normal" style:font-weight-complex="bold"/>
    </style:style>
    <style:style style:name="P34" style:family="paragraph" style:parent-style-name="Text_20_body">
      <style:text-properties fo:font-style="normal" style:text-underline-style="none" fo:font-weight="normal" officeooo:rsid="00282a09" officeooo:paragraph-rsid="00282a09" style:font-style-asian="normal" style:font-weight-asian="normal" style:font-style-complex="normal" style:font-weight-complex="normal"/>
    </style:style>
    <style:style style:name="P35" style:family="paragraph" style:parent-style-name="Text_20_body">
      <style:text-properties fo:font-style="italic" fo:font-weight="normal" officeooo:rsid="002c22e9" officeooo:paragraph-rsid="002c22e9" fo:background-color="#ffff00" style:font-style-asian="italic" style:font-weight-asian="normal" style:font-style-complex="italic" style:font-weight-complex="normal"/>
    </style:style>
    <style:style style:name="P36" style:family="paragraph" style:parent-style-name="Text_20_body">
      <style:text-properties officeooo:rsid="0034be59"/>
    </style:style>
    <style:style style:name="P37" style:family="paragraph" style:parent-style-name="Text_20_body">
      <style:text-properties officeooo:rsid="0034be59" officeooo:paragraph-rsid="0034be59"/>
    </style:style>
    <style:style style:name="P38" style:family="paragraph" style:parent-style-name="Text_20_body">
      <style:text-properties officeooo:rsid="0035d5ab" officeooo:paragraph-rsid="0035d5ab"/>
    </style:style>
    <style:style style:name="P39" style:family="paragraph" style:parent-style-name="Text_20_body">
      <style:text-properties officeooo:rsid="00365ef2" officeooo:paragraph-rsid="00365ef2"/>
    </style:style>
    <style:style style:name="P40" style:family="paragraph" style:parent-style-name="Text_20_body">
      <style:text-properties officeooo:rsid="0037003c" officeooo:paragraph-rsid="0037003c"/>
    </style:style>
    <style:style style:name="P41" style:family="paragraph" style:parent-style-name="Text_20_body">
      <style:text-properties officeooo:rsid="003aafb9" officeooo:paragraph-rsid="003aafb9"/>
    </style:style>
    <style:style style:name="P42" style:family="paragraph" style:parent-style-name="Text_20_body">
      <style:text-properties officeooo:rsid="003f40ab" officeooo:paragraph-rsid="003f40ab"/>
    </style:style>
    <style:style style:name="P43" style:family="paragraph" style:parent-style-name="Text_20_body">
      <style:text-properties officeooo:paragraph-rsid="00409307"/>
    </style:style>
    <style:style style:name="P44" style:family="paragraph" style:parent-style-name="Text_20_body">
      <style:text-properties officeooo:rsid="00415bc4" officeooo:paragraph-rsid="00415bc4"/>
    </style:style>
    <style:style style:name="P45" style:family="paragraph" style:parent-style-name="Text_20_body">
      <style:text-properties officeooo:rsid="004509c2" officeooo:paragraph-rsid="004509c2"/>
    </style:style>
    <style:style style:name="P46" style:family="paragraph" style:parent-style-name="Text_20_body">
      <style:text-properties officeooo:rsid="00488b5a" officeooo:paragraph-rsid="00488b5a"/>
    </style:style>
    <style:style style:name="P47" style:family="paragraph" style:parent-style-name="Text_20_body">
      <style:text-properties officeooo:rsid="004b4947" officeooo:paragraph-rsid="004b4947"/>
    </style:style>
    <style:style style:name="P48" style:family="paragraph" style:parent-style-name="Text_20_body">
      <style:text-properties officeooo:rsid="004c7131" officeooo:paragraph-rsid="0055cd27"/>
    </style:style>
    <style:style style:name="P49" style:family="paragraph" style:parent-style-name="Text_20_body">
      <style:text-properties fo:language="en" fo:country="US" officeooo:rsid="004cabb1" officeooo:paragraph-rsid="0055cd27"/>
    </style:style>
    <style:style style:name="P50" style:family="paragraph" style:parent-style-name="Text_20_body">
      <style:text-properties fo:language="pt" fo:country="BR" fo:font-weight="bold" officeooo:rsid="004cabb1" officeooo:paragraph-rsid="0055cd27" style:font-weight-asian="bold" style:font-weight-complex="bold"/>
    </style:style>
    <style:style style:name="P51" style:family="paragraph" style:parent-style-name="Text_20_body">
      <style:text-properties fo:language="pt" fo:country="BR" fo:font-weight="bold" officeooo:rsid="0050e867" officeooo:paragraph-rsid="0055cd27" style:font-weight-asian="bold" style:font-weight-complex="bold"/>
    </style:style>
    <style:style style:name="P52" style:family="paragraph" style:parent-style-name="Text_20_body">
      <style:text-properties fo:language="pt" fo:country="BR" fo:font-weight="bold" officeooo:rsid="0052acd6" officeooo:paragraph-rsid="0055cd27" style:font-weight-asian="bold" style:font-weight-complex="bold"/>
    </style:style>
    <style:style style:name="P53" style:family="paragraph" style:parent-style-name="Title">
      <style:text-properties officeooo:rsid="001a0347" officeooo:paragraph-rsid="001a0347"/>
    </style:style>
    <style:style style:name="P54" style:family="paragraph" style:parent-style-name="Contents_20_1">
      <style:paragraph-properties>
        <style:tab-stops>
          <style:tab-stop style:position="16cm" style:type="right" style:leader-style="dotted" style:leader-text="."/>
        </style:tab-stops>
      </style:paragraph-properties>
    </style:style>
    <style:style style:name="P55" style:family="paragraph" style:parent-style-name="Contents_20_2">
      <style:paragraph-properties>
        <style:tab-stops>
          <style:tab-stop style:position="15.501cm" style:type="right" style:leader-style="dotted" style:leader-text="."/>
        </style:tab-stops>
      </style:paragraph-properties>
    </style:style>
    <style:style style:name="P56" style:family="paragraph" style:parent-style-name="Heading_20_1" style:list-style-name="">
      <style:text-properties officeooo:rsid="001a0347" officeooo:paragraph-rsid="001a0347"/>
    </style:style>
    <style:style style:name="P57" style:family="paragraph" style:parent-style-name="Heading_20_1">
      <style:text-properties officeooo:rsid="001d759e" officeooo:paragraph-rsid="001d759e"/>
    </style:style>
    <style:style style:name="P58" style:family="paragraph" style:parent-style-name="Heading_20_1">
      <style:text-properties officeooo:rsid="0034be59" officeooo:paragraph-rsid="0034be59"/>
    </style:style>
    <style:style style:name="P59" style:family="paragraph" style:parent-style-name="Heading_20_1">
      <style:text-properties officeooo:rsid="0035d5ab" officeooo:paragraph-rsid="0035d5ab"/>
    </style:style>
    <style:style style:name="P60" style:family="paragraph" style:parent-style-name="Heading_20_1">
      <style:text-properties officeooo:rsid="006f2ff0" officeooo:paragraph-rsid="006f2ff0"/>
    </style:style>
    <style:style style:name="P61" style:family="paragraph" style:parent-style-name="Heading_20_1">
      <style:paragraph-properties fo:break-before="page"/>
      <style:text-properties officeooo:rsid="001a0347" officeooo:paragraph-rsid="001a0347"/>
    </style:style>
    <style:style style:name="P62" style:family="paragraph" style:parent-style-name="Heading_20_1">
      <style:paragraph-properties fo:break-before="page"/>
      <style:text-properties officeooo:rsid="00245c0b" officeooo:paragraph-rsid="00245c0b"/>
    </style:style>
    <style:style style:name="P63" style:family="paragraph" style:parent-style-name="Heading_20_1">
      <style:paragraph-properties fo:break-before="page"/>
      <style:text-properties officeooo:rsid="00345c42" officeooo:paragraph-rsid="0034be59"/>
    </style:style>
    <style:style style:name="P64" style:family="paragraph" style:parent-style-name="Heading_20_1">
      <style:paragraph-properties fo:break-before="page"/>
      <style:text-properties officeooo:rsid="003aafb9" officeooo:paragraph-rsid="003aafb9"/>
    </style:style>
    <style:style style:name="P65" style:family="paragraph" style:parent-style-name="Heading_20_2">
      <style:text-properties officeooo:rsid="0026f8b9" officeooo:paragraph-rsid="0026f8b9"/>
    </style:style>
    <style:style style:name="P66" style:family="paragraph" style:parent-style-name="Heading_20_2">
      <style:text-properties officeooo:rsid="00282a09" officeooo:paragraph-rsid="00282a09"/>
    </style:style>
    <style:style style:name="P67" style:family="paragraph" style:parent-style-name="Heading_20_2">
      <style:text-properties officeooo:rsid="00409307" officeooo:paragraph-rsid="00409307"/>
    </style:style>
    <style:style style:name="P68" style:family="paragraph" style:parent-style-name="Heading_20_2">
      <style:text-properties officeooo:rsid="006f2ff0" officeooo:paragraph-rsid="006f2ff0"/>
    </style:style>
    <style:style style:name="P69" style:family="paragraph" style:parent-style-name="Heading_20_2">
      <style:text-properties officeooo:rsid="007623ba" officeooo:paragraph-rsid="007623ba"/>
    </style:style>
    <style:style style:name="P70" style:family="paragraph" style:parent-style-name="Text_20_body" style:list-style-name="L1">
      <style:text-properties style:text-underline-style="none" fo:font-weight="normal" officeooo:rsid="001f3dcc" officeooo:paragraph-rsid="001f3dcc" style:font-weight-asian="normal" style:font-weight-complex="normal"/>
    </style:style>
    <style:style style:name="P71" style:family="paragraph" style:parent-style-name="Text_20_body" style:list-style-name="L2">
      <style:text-properties style:text-underline-style="none" fo:font-weight="normal" officeooo:rsid="0020c8f9" officeooo:paragraph-rsid="0020c8f9" style:font-weight-asian="normal" style:font-weight-complex="normal"/>
    </style:style>
    <style:style style:name="P72" style:family="paragraph" style:parent-style-name="Text_20_body" style:list-style-name="L3">
      <style:text-properties style:text-underline-style="none" fo:font-weight="normal" officeooo:rsid="0020c8f9" officeooo:paragraph-rsid="0020c8f9" style:font-weight-asian="normal" style:font-weight-complex="normal"/>
    </style:style>
    <style:style style:name="P73" style:family="paragraph" style:parent-style-name="Text_20_body" style:list-style-name="L4">
      <style:text-properties officeooo:rsid="0020c8f9" officeooo:paragraph-rsid="0020c8f9"/>
    </style:style>
    <style:style style:name="P74" style:family="paragraph" style:parent-style-name="Text_20_body" style:list-style-name="L5">
      <style:text-properties officeooo:rsid="0026f8b9" officeooo:paragraph-rsid="0026f8b9"/>
    </style:style>
    <style:style style:name="P75" style:family="paragraph" style:parent-style-name="Text_20_body" style:list-style-name="L5">
      <style:text-properties fo:font-weight="normal" officeooo:rsid="0026f8b9" officeooo:paragraph-rsid="0026f8b9" style:font-weight-asian="normal" style:font-weight-complex="normal"/>
    </style:style>
    <style:style style:name="P76" style:family="paragraph" style:parent-style-name="Text_20_body" style:list-style-name="L6">
      <style:text-properties fo:font-style="normal" style:text-underline-style="none" fo:font-weight="normal" officeooo:rsid="00282a09" officeooo:paragraph-rsid="00282a09" style:font-style-asian="normal" style:font-weight-asian="normal" style:font-style-complex="normal" style:font-weight-complex="normal"/>
    </style:style>
    <style:style style:name="P77" style:family="paragraph" style:parent-style-name="Text_20_body">
      <style:text-properties fo:font-style="normal" fo:font-weight="normal" officeooo:rsid="0078656f" officeooo:paragraph-rsid="0078656f" style:font-style-asian="normal" style:font-weight-asian="normal" style:font-style-complex="normal" style:font-weight-complex="normal"/>
    </style:style>
    <style:style style:name="P78" style:family="paragraph" style:parent-style-name="Text_20_body" style:list-style-name="L7">
      <style:text-properties officeooo:rsid="0034be59" officeooo:paragraph-rsid="0034be59"/>
    </style:style>
    <style:style style:name="P79" style:family="paragraph" style:parent-style-name="Text_20_body" style:list-style-name="L8">
      <style:text-properties officeooo:rsid="0035d5ab" officeooo:paragraph-rsid="0035d5ab"/>
    </style:style>
    <style:style style:name="P80" style:family="paragraph" style:parent-style-name="Text_20_body" style:list-style-name="L9">
      <style:text-properties officeooo:rsid="00365ef2" officeooo:paragraph-rsid="00365ef2"/>
    </style:style>
    <style:style style:name="P81" style:family="paragraph" style:parent-style-name="Text_20_body">
      <style:text-properties fo:language="pt" fo:country="BR" fo:font-weight="normal" officeooo:rsid="0052acd6" officeooo:paragraph-rsid="0052acd6" style:font-weight-asian="normal" style:font-weight-complex="normal"/>
    </style:style>
    <style:style style:name="P82" style:family="paragraph" style:parent-style-name="Text_20_body">
      <style:text-properties fo:language="pt" fo:country="BR" fo:font-weight="normal" officeooo:rsid="004cabb1" officeooo:paragraph-rsid="0055cd27" style:font-weight-asian="normal" style:font-weight-complex="normal"/>
    </style:style>
    <style:style style:name="P83" style:family="paragraph" style:parent-style-name="Text_20_body">
      <style:text-properties fo:language="pt" fo:country="BR" fo:font-weight="normal" officeooo:rsid="0050e867" officeooo:paragraph-rsid="0055cd27" style:font-weight-asian="normal" style:font-weight-complex="normal"/>
    </style:style>
    <style:style style:name="P84" style:family="paragraph" style:parent-style-name="Text_20_body">
      <style:text-properties fo:language="pt" fo:country="BR" fo:font-weight="normal" officeooo:rsid="0064d191" officeooo:paragraph-rsid="005d2d65" style:language-asian="ja" style:country-asian="JP" style:font-weight-asian="normal" style:font-weight-complex="normal"/>
    </style:style>
    <style:style style:name="P85" style:family="paragraph" style:parent-style-name="Text_20_body">
      <style:text-properties fo:language="pt" fo:country="BR" fo:font-weight="normal" officeooo:rsid="0064d191" officeooo:paragraph-rsid="0057c58a" style:language-asian="ja" style:country-asian="JP" style:font-weight-asian="normal" style:font-weight-complex="normal"/>
    </style:style>
    <style:style style:name="P86" style:family="paragraph" style:parent-style-name="Text_20_body">
      <style:text-properties officeooo:rsid="003c1eeb" officeooo:paragraph-rsid="003aafb9"/>
    </style:style>
    <style:style style:name="P87" style:family="paragraph" style:parent-style-name="Text_20_body" style:list-style-name="L10">
      <style:text-properties officeooo:rsid="00409307" officeooo:paragraph-rsid="00409307"/>
    </style:style>
    <style:style style:name="P88" style:family="paragraph" style:parent-style-name="Text_20_body" style:list-style-name="L11">
      <style:text-properties officeooo:rsid="00449d05" officeooo:paragraph-rsid="00449d05"/>
    </style:style>
    <style:style style:name="P89" style:family="paragraph" style:parent-style-name="Text_20_body" style:list-style-name="L11">
      <style:text-properties officeooo:rsid="00434470" officeooo:paragraph-rsid="00434470"/>
    </style:style>
    <style:style style:name="P90" style:family="paragraph" style:parent-style-name="Text_20_body">
      <style:text-properties officeooo:rsid="006f2ff0" officeooo:paragraph-rsid="006f2ff0"/>
    </style:style>
    <style:style style:name="P91" style:family="paragraph" style:parent-style-name="Text_20_body">
      <style:text-properties officeooo:paragraph-rsid="006f2ff0"/>
    </style:style>
    <style:style style:name="P92" style:family="paragraph" style:parent-style-name="Text_20_body">
      <style:text-properties officeooo:rsid="0070d480" officeooo:paragraph-rsid="0070d480"/>
    </style:style>
    <style:style style:name="P93" style:family="paragraph" style:parent-style-name="Text_20_body">
      <style:text-properties officeooo:rsid="007230f4" officeooo:paragraph-rsid="007230f4"/>
    </style:style>
    <style:style style:name="P94" style:family="paragraph" style:parent-style-name="Text_20_body">
      <style:text-properties officeooo:rsid="0073ce33" officeooo:paragraph-rsid="007230f4"/>
    </style:style>
    <style:style style:name="P95" style:family="paragraph" style:parent-style-name="Text_20_body" style:list-style-name="L12">
      <style:text-properties officeooo:rsid="0073ce33" officeooo:paragraph-rsid="0073ce33"/>
    </style:style>
    <style:style style:name="P96" style:family="paragraph" style:parent-style-name="Text_20_body">
      <style:text-properties officeooo:rsid="0073ce33" officeooo:paragraph-rsid="0073ce33"/>
    </style:style>
    <style:style style:name="P97" style:family="paragraph" style:parent-style-name="Text_20_body">
      <style:text-properties officeooo:rsid="0074c524"/>
    </style:style>
    <style:style style:name="P98" style:family="paragraph" style:parent-style-name="Text_20_body">
      <style:text-properties officeooo:rsid="0074c524" officeooo:paragraph-rsid="0074c524"/>
    </style:style>
    <style:style style:name="P99" style:family="paragraph" style:parent-style-name="Text_20_body" style:list-style-name="L13">
      <style:paragraph-properties fo:line-height="150%"/>
      <style:text-properties officeooo:rsid="0074c524" officeooo:paragraph-rsid="0074c524"/>
    </style:style>
    <style:style style:name="P100" style:family="paragraph" style:parent-style-name="Text_20_body">
      <style:paragraph-properties fo:line-height="150%"/>
      <style:text-properties officeooo:rsid="0074c524" officeooo:paragraph-rsid="0074c524"/>
    </style:style>
    <style:style style:name="P101" style:family="paragraph" style:parent-style-name="Text_20_body" style:list-style-name="L14">
      <style:paragraph-properties fo:line-height="150%"/>
      <style:text-properties officeooo:rsid="0074c524" officeooo:paragraph-rsid="0074c524"/>
    </style:style>
    <style:style style:name="P102" style:family="paragraph" style:parent-style-name="Text_20_body" style:list-style-name="L13">
      <style:paragraph-properties fo:line-height="150%"/>
      <style:text-properties officeooo:paragraph-rsid="0074c524"/>
    </style:style>
    <style:style style:name="P103" style:family="paragraph" style:parent-style-name="Text_20_body">
      <style:paragraph-properties fo:line-height="150%"/>
      <style:text-properties officeooo:paragraph-rsid="0074c524"/>
    </style:style>
    <style:style style:name="P104" style:family="paragraph" style:parent-style-name="Text_20_body">
      <style:paragraph-properties fo:line-height="150%"/>
      <style:text-properties officeooo:rsid="007623ba" officeooo:paragraph-rsid="007623ba"/>
    </style:style>
    <style:style style:name="P105" style:family="paragraph" style:parent-style-name="Text_20_body">
      <style:paragraph-properties fo:line-height="150%"/>
      <style:text-properties officeooo:rsid="0076b29b" officeooo:paragraph-rsid="0076b29b"/>
    </style:style>
    <style:style style:name="P106" style:family="paragraph" style:parent-style-name="Text_20_body">
      <style:text-properties officeooo:rsid="0078656f" officeooo:paragraph-rsid="0078656f"/>
    </style:style>
    <style:style style:name="P107" style:family="paragraph" style:parent-style-name="Text_20_body" style:list-style-name="L15">
      <style:text-properties officeooo:rsid="0078656f" officeooo:paragraph-rsid="0078656f"/>
    </style:style>
    <style:style style:name="P108" style:family="paragraph" style:parent-style-name="Text_20_body">
      <style:text-properties fo:font-style="italic" fo:font-weight="normal" officeooo:rsid="0078656f" officeooo:paragraph-rsid="0078656f" style:font-style-asian="italic" style:font-weight-asian="normal" style:font-style-complex="italic" style:font-weight-complex="normal"/>
    </style:style>
    <style:style style:name="P109" style:family="paragraph" style:parent-style-name="Text_20_body">
      <style:text-properties officeooo:rsid="00796ff9" officeooo:paragraph-rsid="00796ff9"/>
    </style:style>
    <style:style style:name="P110" style:family="paragraph" style:parent-style-name="Text_20_body">
      <style:text-properties fo:color="#c9211e" loext:opacity="100%" officeooo:rsid="00796ff9" officeooo:paragraph-rsid="00796ff9"/>
    </style:style>
    <style:style style:name="P111" style:family="paragraph" style:parent-style-name="Text_20_body">
      <style:text-properties style:use-window-font-color="true" loext:opacity="0%" officeooo:rsid="00796ff9" officeooo:paragraph-rsid="00796ff9"/>
    </style:style>
    <style:style style:name="P112" style:family="paragraph" style:parent-style-name="Text_20_body">
      <style:text-properties style:use-window-font-color="true" loext:opacity="0%" style:font-name="Arial" fo:language="pt" fo:country="BR" officeooo:rsid="0079f30d" officeooo:paragraph-rsid="0079f30d"/>
    </style:style>
    <style:style style:name="P113" style:family="paragraph" style:parent-style-name="Text_20_body" style:list-style-name="L17">
      <style:text-properties style:use-window-font-color="true" loext:opacity="0%" style:font-name="Arial" fo:language="pt" fo:country="BR" officeooo:rsid="0079f30d" officeooo:paragraph-rsid="0079f30d"/>
    </style:style>
    <style:style style:name="P114" style:family="paragraph" style:parent-style-name="Text_20_body">
      <style:text-properties style:use-window-font-color="true" loext:opacity="0%" style:font-name="Arial" fo:language="pt" fo:country="BR" officeooo:rsid="007a7747" officeooo:paragraph-rsid="007a7747"/>
    </style:style>
    <style:style style:name="P115" style:family="paragraph" style:parent-style-name="Text_20_body" style:list-style-name="L18">
      <style:text-properties style:use-window-font-color="true" loext:opacity="0%" style:font-name="Arial" fo:language="pt" fo:country="BR" officeooo:rsid="007a7747" officeooo:paragraph-rsid="007a7747"/>
    </style:style>
    <style:style style:name="P116" style:family="paragraph" style:parent-style-name="Text_20_body" style:list-style-name="L18">
      <style:text-properties style:use-window-font-color="true" loext:opacity="0%" style:font-name="Arial" fo:language="pt" fo:country="BR" fo:font-weight="bold" officeooo:rsid="007a7747" officeooo:paragraph-rsid="007a7747" style:font-weight-asian="bold" style:font-weight-complex="bold"/>
    </style:style>
    <style:style style:name="P117" style:family="paragraph" style:parent-style-name="Text_20_body" style:list-style-name="L18">
      <style:text-properties style:use-window-font-color="true" loext:opacity="0%" style:font-name="Arial" fo:language="pt" fo:country="BR" fo:font-weight="normal" officeooo:rsid="007b96eb" officeooo:paragraph-rsid="007b96eb" style:font-weight-asian="normal" style:font-weight-complex="normal"/>
    </style:style>
    <style:style style:name="P118" style:family="paragraph" style:parent-style-name="Text_20_body">
      <style:text-properties officeooo:rsid="007d6ffc" officeooo:paragraph-rsid="007d6ffc"/>
    </style:style>
    <style:style style:name="P119" style:family="paragraph" style:parent-style-name="Text_20_body" style:list-style-name="L19">
      <style:text-properties officeooo:rsid="007d6ffc" officeooo:paragraph-rsid="007d6ffc"/>
    </style:style>
    <style:style style:name="P120" style:family="paragraph" style:parent-style-name="Text_20_body">
      <style:text-properties officeooo:rsid="007eaf68" officeooo:paragraph-rsid="007eaf68"/>
    </style:style>
    <style:style style:name="P121" style:family="paragraph" style:parent-style-name="Text_20_body" style:list-style-name="L20">
      <style:text-properties officeooo:rsid="007eaf68" officeooo:paragraph-rsid="007eaf68"/>
    </style:style>
    <style:style style:name="P122" style:family="paragraph" style:parent-style-name="Text_20_body">
      <style:text-properties officeooo:rsid="007f7098" officeooo:paragraph-rsid="007f7098"/>
    </style:style>
    <style:style style:name="P123" style:family="paragraph" style:parent-style-name="Text_20_body">
      <style:text-properties officeooo:rsid="008227a8" officeooo:paragraph-rsid="008227a8"/>
    </style:style>
    <style:style style:name="P124" style:family="paragraph" style:parent-style-name="Text_20_body">
      <style:text-properties officeooo:rsid="0083d6a8" officeooo:paragraph-rsid="0083d6a8"/>
    </style:style>
    <style:style style:name="T1" style:family="text">
      <style:text-properties officeooo:rsid="001d759e"/>
    </style:style>
    <style:style style:name="T2" style:family="text">
      <style:text-properties fo:font-weight="bold" style:font-weight-asian="bold" style:font-weight-complex="bold"/>
    </style:style>
    <style:style style:name="T3" style:family="text">
      <style:text-properties fo:font-weight="bold" officeooo:rsid="001d759e" style:font-weight-asian="bold" style:font-weight-complex="bold"/>
    </style:style>
    <style:style style:name="T4" style:family="text">
      <style:text-properties fo:font-weight="bold" officeooo:rsid="0034be59" style:font-weight-asian="bold" style:font-weight-complex="bold"/>
    </style:style>
    <style:style style:name="T5" style:family="text">
      <style:text-properties fo:font-weight="bold" officeooo:rsid="00415bc4" style:font-weight-asian="bold" style:font-weight-complex="bold"/>
    </style:style>
    <style:style style:name="T6" style:family="text">
      <style:text-properties fo:font-weight="bold" officeooo:rsid="007d71da" style:font-weight-asian="bold" style:font-weight-complex="bold"/>
    </style:style>
    <style:style style:name="T7" style:family="text">
      <style:text-properties fo:font-weight="bold" fo:background-color="#66bb6a" loext:char-shading-value="0" style:font-weight-asian="bold" style:font-weight-complex="bold"/>
    </style:style>
    <style:style style:name="T8" style:family="text">
      <style:text-properties fo:font-weight="bold" fo:background-color="#ffff00" loext:char-shading-value="0"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d759e" style:font-weight-asian="normal" style:font-weight-complex="normal"/>
    </style:style>
    <style:style style:name="T11" style:family="text">
      <style:text-properties fo:font-weight="normal" officeooo:rsid="002c22e9" style:font-weight-asian="normal" style:font-weight-complex="normal"/>
    </style:style>
    <style:style style:name="T12" style:family="text">
      <style:text-properties fo:font-weight="normal" officeooo:rsid="002d7535" style:font-weight-asian="normal" style:font-weight-complex="normal"/>
    </style:style>
    <style:style style:name="T13" style:family="text">
      <style:text-properties fo:font-weight="normal" officeooo:rsid="00549f1e" style:font-weight-asian="normal" style:font-weight-complex="normal"/>
    </style:style>
    <style:style style:name="T14" style:family="text">
      <style:text-properties fo:font-weight="normal" officeooo:rsid="007b6ac1" style:font-weight-asian="normal" style:font-weight-complex="normal"/>
    </style:style>
    <style:style style:name="T15" style:family="text">
      <style:text-properties fo:font-weight="normal" style:language-asian="ja" style:country-asian="JP" style:font-weight-asian="normal" style:font-weight-complex="normal"/>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bold" style:font-weight-asian="bold" style:font-weight-complex="bold"/>
    </style:style>
    <style:style style:name="T18" style:family="text">
      <style:text-properties officeooo:rsid="00258956"/>
    </style:style>
    <style:style style:name="T19" style:family="text">
      <style:text-properties fo:font-style="italic" style:text-underline-style="solid" style:text-underline-width="auto" style:text-underline-color="font-color" officeooo:rsid="00258956" style:font-style-asian="italic" style:font-style-complex="italic"/>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none" officeooo:rsid="00258956" style:font-style-asian="normal" style:font-style-complex="normal"/>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style="normal" style:text-underline-style="none" fo:font-weight="bold" officeooo:rsid="00258956" style:font-style-asian="normal" style:font-weight-asian="bold" style:font-style-complex="normal" style:font-weight-complex="bold"/>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color="#c9211e" loext:opacity="100%" fo:font-weight="normal" style:font-weight-asian="normal" style:font-weight-complex="normal"/>
    </style:style>
    <style:style style:name="T26" style:family="text">
      <style:text-properties officeooo:rsid="0034be59"/>
    </style:style>
    <style:style style:name="T27" style:family="text">
      <style:text-properties officeooo:rsid="00409307"/>
    </style:style>
    <style:style style:name="T28" style:family="text">
      <style:text-properties officeooo:rsid="00415bc4"/>
    </style:style>
    <style:style style:name="T29" style:family="text">
      <style:text-properties officeooo:rsid="004509c2"/>
    </style:style>
    <style:style style:name="T30" style:family="text">
      <style:text-properties fo:background-color="#ffff00" loext:char-shading-value="0"/>
    </style:style>
    <style:style style:name="T31" style:family="text">
      <style:text-properties officeooo:rsid="004a75ae"/>
    </style:style>
    <style:style style:name="T32" style:family="text">
      <style:text-properties officeooo:rsid="006f2ff0"/>
    </style:style>
    <style:style style:name="T33" style:family="text">
      <style:text-properties officeooo:rsid="0074c524"/>
    </style:style>
    <style:style style:name="T34" style:family="text">
      <style:text-properties officeooo:rsid="007623ba"/>
    </style:style>
    <style:style style:name="T35" style:family="text">
      <style:text-properties officeooo:rsid="0084fff4"/>
    </style:style>
    <style:style style:name="T36" style:family="text">
      <style:text-properties style:font-name="Arial" fo:language="pt" fo:country="BR" officeooo:rsid="0084fff4"/>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DIEL DA ROSA RIBEIR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3">DIREITO ECLESIÁSTIC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BLUMENAU/SC</text:p>
      <text:p text:style-name="P3">MAIO DE 2021</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54"><text:a xlink:type="simple" xlink:href="#__RefHeading___Toc109_3769325324" text:style-name="Index_20_Link" text:visited-style-name="Index_20_Link">AULA – 05/05/2021<text:tab/>3</text:a></text:p>
          <text:p text:style-name="P54"><text:a xlink:type="simple" xlink:href="#__RefHeading___Toc712_2609572404" text:style-name="Index_20_Link" text:visited-style-name="Index_20_Link">DIREITO<text:tab/>3</text:a></text:p>
          <text:p text:style-name="P54"><text:a xlink:type="simple" xlink:href="#__RefHeading___Toc714_2609572404" text:style-name="Index_20_Link" text:visited-style-name="Index_20_Link">Aula – 12/05/2021<text:tab/>5</text:a></text:p>
          <text:p text:style-name="P55"><text:a xlink:type="simple" xlink:href="#__RefHeading___Toc716_2609572404" text:style-name="Index_20_Link" text:visited-style-name="Index_20_Link">Direito<text:tab/>5</text:a></text:p>
          <text:p text:style-name="P55"><text:a xlink:type="simple" xlink:href="#__RefHeading___Toc718_2609572404" text:style-name="Index_20_Link" text:visited-style-name="Index_20_Link">Fontes do direito eclesiástico<text:tab/>5</text:a></text:p>
          <text:p text:style-name="P55"><text:a xlink:type="simple" xlink:href="#__RefHeading___Toc720_2609572404" text:style-name="Index_20_Link" text:visited-style-name="Index_20_Link">Natureza Jurídica – Personalidade jurídica<text:tab/>5</text:a></text:p>
          <text:p text:style-name="P55"><text:a xlink:type="simple" xlink:href="#__RefHeading___Toc876_3428387136" text:style-name="Index_20_Link" text:visited-style-name="Index_20_Link">Curiosidade<text:tab/>6</text:a></text:p>
          <text:p text:style-name="P55"><text:a xlink:type="simple" xlink:href="#__RefHeading___Toc878_3428387136" text:style-name="Index_20_Link" text:visited-style-name="Index_20_Link">CONSTITUIÇÃO ART. 5º – DIREITOS FUNDAMENTAIS<text:tab/>6</text:a></text:p>
          <text:p text:style-name="P54"><text:a xlink:type="simple" xlink:href="#__RefHeading___Toc880_3428387136" text:style-name="Index_20_Link" text:visited-style-name="Index_20_Link">Aula 19 de maio de 2021<text:tab/>7</text:a></text:p>
          <text:p text:style-name="P54"><text:a xlink:type="simple" xlink:href="#__RefHeading___Toc882_3428387136" text:style-name="Index_20_Link" text:visited-style-name="Index_20_Link">Direito<text:tab/>7</text:a></text:p>
          <text:p text:style-name="P54"><text:a xlink:type="simple" xlink:href="#__RefHeading___Toc884_3428387136" text:style-name="Index_20_Link" text:visited-style-name="Index_20_Link">Obrigações<text:tab/>7</text:a></text:p>
          <text:p text:style-name="P54"><text:a xlink:type="simple" xlink:href="#__RefHeading___Toc886_3428387136" text:style-name="Index_20_Link" text:visited-style-name="Index_20_Link">SURGIMENTO DA PERSONALIDADE JURÍDICA<text:tab/>7</text:a></text:p>
          <text:p text:style-name="P54"><text:a xlink:type="simple" xlink:href="#__RefHeading___Toc888_3428387136" text:style-name="Index_20_Link" text:visited-style-name="Index_20_Link">Aula 02 de junho de 2021<text:tab/>9</text:a></text:p>
          <text:p text:style-name="P55"><text:a xlink:type="simple" xlink:href="#__RefHeading___Toc890_3428387136" text:style-name="Index_20_Link" text:visited-style-name="Index_20_Link">Direito Eclesiástico e Direitos Trabalhistas<text:tab/>9</text:a></text:p>
          <text:p text:style-name="P55"><text:a xlink:type="simple" xlink:href="#__RefHeading___Toc892_3428387136" text:style-name="Index_20_Link" text:visited-style-name="Index_20_Link">CLT Da necessidade de mudanças; LEI 13.467/17<text:tab/>9</text:a></text:p>
          <text:p text:style-name="P55"><text:a xlink:type="simple" xlink:href="#__RefHeading___Toc894_3428387136" text:style-name="Index_20_Link" text:visited-style-name="Index_20_Link">Empregado<text:tab/>9</text:a></text:p>
        </text:index-body>
      </text:table-of-content>
      <text:h text:style-name="P56" text:outline-level="1"/>
      <text:list xml:id="list3556522806" text:style-name="Outline">
        <text:list-item>
          <text:h text:style-name="P61" text:outline-level="1"><text:bookmark-start text:name="__RefHeading___Toc109_3769325324"/>AULA – 05/05/2021<text:bookmark-end text:name="__RefHeading___Toc109_3769325324"/></text:h>
        </text:list-item>
      </text:list>
      <text:p text:style-name="P4"/>
      <text:p text:style-name="P5">Zap zap</text:p>
      <text:p text:style-name="P5">(47) 9 9929-7978</text:p>
      <text:p text:style-name="P5"/>
      <text:p text:style-name="P5">Email</text:p>
      <text:p text:style-name="P5"><text:a xlink:type="simple" xlink:href="mailto:gilvan@scheffel.adv.br" text:style-name="Internet_20_link" text:visited-style-name="Visited_20_Internet_20_Link">gilvan@scheffel.adv.br</text:a></text:p>
      <text:p text:style-name="P5"/>
      <text:p text:style-name="P5">TEREMOS 8 AULAS (A ÚLTIMA É PROVA)</text:p>
      <text:p text:style-name="P5"/>
      <text:p text:style-name="P5"/>
      <text:list xml:id="list54814416402675" text:continue-numbering="true" text:style-name="Outline">
        <text:list-item>
          <text:h text:style-name="P57" text:outline-level="1"><text:bookmark-start text:name="__RefHeading___Toc712_2609572404"/>DIREITO<text:bookmark-end text:name="__RefHeading___Toc712_2609572404"/></text:h>
        </text:list-item>
      </text:list>
      <text:p text:style-name="P7"><text:tab/><text:span text:style-name="T1">A palavra </text:span><text:span text:style-name="T3">Direito</text:span><text:span text:style-name="T10"> possui mais de um significado correlato</text:span></text:p>
      <text:p text:style-name="P11"/>
      <text:p text:style-name="P6"><text:span text:style-name="T9">É o </text:span><text:span text:style-name="T17">SISTEMA</text:span><text:span text:style-name="T16"> de </text:span><text:span text:style-name="T17">NORMAS</text:span><text:span text:style-name="T16"> de conduta e princípios, criado para </text:span><text:span text:style-name="T17">REGULAR AS RELAÇÕES SOCIAIS</text:span></text:p>
      <text:p text:style-name="P15"/>
      <text:p text:style-name="P6"><text:span text:style-name="T16">É o conjunto de </text:span><text:span text:style-name="T17">NORMAS JURÍDICAS</text:span><text:span text:style-name="T16"> de um determinado país</text:span></text:p>
      <text:p text:style-name="P15"/>
      <text:p text:style-name="P15"/>
      <text:p text:style-name="P15">RELAÇÕES SOCIAIS → Convívio em SOCIEDADE</text:p>
      <text:p text:style-name="P15"/>
      <text:p text:style-name="P15"/>
      <text:p text:style-name="P20">CONJUNTO DE NORMAS</text:p>
      <text:p text:style-name="P16"/>
      <text:list xml:id="list2055131302" text:style-name="L1">
        <text:list-item>
          <text:p text:style-name="P70">Constituição Federal</text:p>
        </text:list-item>
        <text:list-item>
          <text:p text:style-name="P70">Leis Complementares</text:p>
        </text:list-item>
        <text:list-item>
          <text:p text:style-name="P70">Leis Ordinárias</text:p>
        </text:list-item>
        <text:list-item>
          <text:p text:style-name="P70">Medidas Provisórias e Leis Delegadas</text:p>
        </text:list-item>
        <text:list-item>
          <text:p text:style-name="P70">Resoluções</text:p>
        </text:list-item>
      </text:list>
      <text:p text:style-name="P16"/>
      <text:p text:style-name="P17">Willian Bonner</text:p>
      <text:p text:style-name="P17"/>
      <text:p text:style-name="P8"><text:span text:style-name="T16">As leis que contrariam a Constituição Federal são leis </text:span><text:span text:style-name="T17">Inconstitucionais</text:span><text:span text:style-name="T16">.</text:span></text:p>
      <text:p text:style-name="P17"/>
      <text:p text:style-name="P17">STF</text:p>
      <text:p text:style-name="P17"/>
      <text:p text:style-name="P18">A sociedade humana é o meio em que o direito surge e se desenvolve</text:p>
      <text:p text:style-name="P10"><text:span text:style-name="T16">É essencial à vida em sociedade ao resolver os </text:span><text:span text:style-name="T17">conflitos de interesse</text:span><text:span text:style-name="T16">.</text:span></text:p>
      <text:p text:style-name="P17"/>
      <text:p text:style-name="P18">Seus efeitos sobre o Cotidiano das pessoas</text:p>
      <text:p text:style-name="P18"/>
      <text:p text:style-name="P18"/>
      <text:p text:style-name="P18"/>
      <text:p text:style-name="P18"/>
      <text:p text:style-name="P18"/>
      <text:p text:style-name="P9"><text:soft-page-break/><text:span text:style-name="T16">O Direito é um </text:span><text:span text:style-name="T17">MEIO</text:span><text:span text:style-name="T16"> de REGULAÇÃO SOCIAL e mantém-se relacionado com inúmeros </text:span><text:span text:style-name="T17">FENÔMENOS SOCIAIS</text:span><text:span text:style-name="T16">, Tais como:</text:span></text:p>
      <text:list xml:id="list876339583" text:style-name="L2">
        <text:list-item>
          <text:p text:style-name="P71">A religião</text:p>
        </text:list-item>
        <text:list-item>
          <text:p text:style-name="P71">Política</text:p>
        </text:list-item>
        <text:list-item>
          <text:p text:style-name="P71">Economia</text:p>
        </text:list-item>
        <text:list-item>
          <text:p text:style-name="P71">Cultura</text:p>
        </text:list-item>
        <text:list-item>
          <text:p text:style-name="P71">Moral, etc.</text:p>
        </text:list-item>
      </text:list>
      <text:p text:style-name="P18"/>
      <text:p text:style-name="P18">RAMOS DO DIREITO</text:p>
      <text:p text:style-name="P18">Direito é tradicionalmente dividido em ramos como:</text:p>
      <text:list xml:id="list585224295" text:style-name="L3">
        <text:list-item>
          <text:p text:style-name="P72">Penal</text:p>
        </text:list-item>
        <text:list-item>
          <text:p text:style-name="P72">Comercial</text:p>
        </text:list-item>
        <text:list-item>
          <text:p text:style-name="P72">Constitucional</text:p>
        </text:list-item>
        <text:list-item>
          <text:p text:style-name="P72">Administrativo</text:p>
        </text:list-item>
        <text:list-item>
          <text:p text:style-name="P72">Civil e outros</text:p>
        </text:list-item>
      </text:list>
      <text:p text:style-name="P18"/>
      <text:p text:style-name="P18">DIREITO ECLESIÁSTICO</text:p>
      <text:p text:style-name="P18"/>
      <text:list xml:id="list3799332944" text:style-name="L4">
        <text:list-item>
          <text:p text:style-name="P73"><text:span text:style-name="T16">Se buscarmos no dicionário brasileiro veremos que a definição de DIREITO ECLESIÁSTICO</text:span><text:span text:style-name="T17"> </text:span><text:span text:style-name="T16">remete-nos à igreja.</text:span></text:p>
        </text:list-item>
        <text:list-item>
          <text:p text:style-name="P73"><text:span text:style-name="T16">E a </text:span><text:span text:style-name="T17">ciência</text:span><text:span text:style-name="T16"> que </text:span><text:span text:style-name="T17">possibilita a aplicação</text:span><text:span text:style-name="T16"> do conjunto de normas jurídicas com o intuito de </text:span><text:span text:style-name="T17">regular os aspectos práticos</text:span><text:span text:style-name="T16"> que envolvem a igreja e seus líderes.</text:span></text:p>
        </text:list-item>
      </text:list>
      <text:p text:style-name="P17"/>
      <text:p text:style-name="P19">BLU OLD VINTAGE CARS</text:p>
      <text:p text:style-name="P19"/>
      <text:p text:style-name="P19"/>
      <text:list xml:id="list54813412387901" text:continue-list="list54814416402675" text:style-name="Outline">
        <text:list-item>
          <text:h text:style-name="P62" text:outline-level="1"><text:bookmark-start text:name="__RefHeading___Toc714_2609572404"/>Aula – 12/05/2021<text:bookmark-end text:name="__RefHeading___Toc714_2609572404"/></text:h>
        </text:list-item>
      </text:list>
      <text:p text:style-name="P21"/>
      <text:list xml:id="list54812799836132" text:continue-numbering="true" text:style-name="Outline">
        <text:list-item>
          <text:list>
            <text:list-item>
              <text:h text:style-name="Heading_20_2" text:outline-level="2"><text:bookmark-start text:name="__RefHeading___Toc716_2609572404"/>Direito<text:bookmark-end text:name="__RefHeading___Toc716_2609572404"/></text:h>
            </text:list-item>
          </text:list>
        </text:list-item>
      </text:list>
      <text:p text:style-name="Text_20_body"><text:tab/><text:span text:style-name="T18">A palavra vem do Latim, </text:span><text:span text:style-name="T19">Directus;</text:span><text:span text:style-name="T23"> Que SEGUE REGRAS pré-determinadas</text:span><text:span text:style-name="T21">.</text:span></text:p>
      <text:p text:style-name="P30"/>
      <text:p text:style-name="P31"><text:tab/>O direito não existe para defender uma bandeira ou uma igreja ou religião exclusiva. Todas as religiões têm seus direitos, porém com Direitos, também vem as suas obrigações.</text:p>
      <text:p text:style-name="P31"/>
      <text:list xml:id="list54814076457841" text:continue-numbering="true" text:style-name="Outline">
        <text:list-item>
          <text:list>
            <text:list-item>
              <text:h text:style-name="P65" text:outline-level="2"><text:bookmark-start text:name="__RefHeading___Toc718_2609572404"/>Fontes do direito eclesiástico<text:bookmark-end text:name="__RefHeading___Toc718_2609572404"/></text:h>
            </text:list-item>
          </text:list>
        </text:list-item>
      </text:list>
      <text:list xml:id="list2645808645" text:style-name="L5">
        <text:list-item>
          <text:p text:style-name="P74">A <text:span text:style-name="T2">escritura sagrada </text:span>– Bíblia</text:p>
        </text:list-item>
        <text:list-item>
          <text:p text:style-name="P74">A <text:span text:style-name="T2">Tradição</text:span></text:p>
        </text:list-item>
        <text:list-item>
          <text:p text:style-name="P74"><text:span text:style-name="T9">Os</text:span><text:span text:style-name="T2"> Cânones</text:span> dos concílios</text:p>
        </text:list-item>
        <text:list-item>
          <text:p text:style-name="P75">Os <text:span text:style-name="T2">Costumes</text:span></text:p>
        </text:list-item>
        <text:list-item>
          <text:p text:style-name="P74">As <text:span text:style-name="T2">Leis</text:span></text:p>
        </text:list-item>
      </text:list>
      <text:p text:style-name="P24"/>
      <text:list xml:id="list54814393115316" text:continue-list="list54814076457841" text:style-name="Outline">
        <text:list-item>
          <text:list>
            <text:list-item>
              <text:h text:style-name="P65" text:outline-level="2"><text:bookmark-start text:name="__RefHeading___Toc720_2609572404"/>Natureza Jurídica – Personalidade jurídica<text:bookmark-end text:name="__RefHeading___Toc720_2609572404"/></text:h>
            </text:list-item>
          </text:list>
        </text:list-item>
      </text:list>
      <text:p text:style-name="P25"/>
      <text:p text:style-name="P24">Quando falamos em Igreja certamente nos vem a mente duas constituições: o <text:span text:style-name="T2">TEMPLO</text:span> e o <text:span text:style-name="T2">CORPO ESPIRITUAL</text:span>.</text:p>
      <text:p text:style-name="P24"/>
      <text:p text:style-name="P22">Mas para o Direito há uma 3ª categoria:</text:p>
      <text:p text:style-name="P31"/>
      <text:p text:style-name="P31"/>
      <text:p text:style-name="P24"><text:span text:style-name="T20">A </text:span><text:span text:style-name="T22">Igreja</text:span><text:span text:style-name="T20"> enquanto ente dotado de </text:span><text:span text:style-name="T22">personalidade jurídica</text:span><text:span text:style-name="T20">, ou seja, </text:span><text:span text:style-name="T22">pessoa jurídica</text:span><text:span text:style-name="T20"> de </text:span><text:span text:style-name="T22">direito privado</text:span><text:span text:style-name="T20"> que possui </text:span><text:span text:style-name="T22">direitos e obrigações</text:span><text:span text:style-name="T20">.</text:span></text:p>
      <text:p text:style-name="P32"/>
      <text:p text:style-name="P32"/>
      <text:p text:style-name="P26"><text:span text:style-name="T21">D</text:span><text:span text:style-name="T20">iferença entre direito </text:span><text:span text:style-name="T22">Público</text:span><text:span text:style-name="T20"> e direito </text:span><text:span text:style-name="T22">Privado.</text:span></text:p>
      <text:p text:style-name="P33"/>
      <text:p text:style-name="P26"><text:span text:style-name="T22">~ </text:span><text:span text:style-name="T24">Público pois </text:span><text:span text:style-name="T22">é </text:span><text:span text:style-name="T24">controlada pelo governo</text:span></text:p>
      <text:p text:style-name="P23"><text:span text:style-name="T20">~</text:span><text:span text:style-name="T24"> Privada pois </text:span><text:span text:style-name="T20">não</text:span><text:span text:style-name="T24"> é controlada pelo governo (igreja está aqui)</text:span></text:p>
      <text:p text:style-name="P34"/>
      <text:p text:style-name="P33">ART. 44 – Pessoas Jurídicas de direito privado</text:p>
      <text:list xml:id="list912947515" text:style-name="L6">
        <text:list-item>
          <text:p text:style-name="P76">Associações</text:p>
        </text:list-item>
        <text:list-item>
          <text:p text:style-name="P76">As Sociedades</text:p>
        </text:list-item>
        <text:list-item>
          <text:p text:style-name="P76">Fundações.</text:p>
        </text:list-item>
        <text:list-item>
          <text:p text:style-name="P76">Organizações religiosas (lei 10.825/03)</text:p>
        </text:list-item>
        <text:list-item>
          <text:p text:style-name="P76">Partidos políticos (lei 10.825/03)</text:p>
        </text:list-item>
      </text:list>
      <text:p text:style-name="P34"/>
      <text:list xml:id="list54814497953685" text:continue-list="list54814393115316" text:style-name="Outline">
        <text:list-item>
          <text:list>
            <text:list-item>
              <text:h text:style-name="Heading_20_2" text:outline-level="2"><text:bookmark-start text:name="__RefHeading___Toc876_3428387136"/><text:soft-page-break/>Curiosidade<text:bookmark-end text:name="__RefHeading___Toc876_3428387136"/></text:h>
            </text:list-item>
          </text:list>
        </text:list-item>
      </text:list>
      <text:p text:style-name="P26">Pelo que vimos é de se concluir que a entidade religiosa é um organismo extremamente atípico.</text:p>
      <text:p text:style-name="P26"/>
      <text:p text:style-name="P26">Reúne pessoas por ação e ordem divina, mas é obrigada a se sujeitar a ordenamentos humanos.</text:p>
      <text:p text:style-name="P26"/>
      <text:list xml:id="list54813694787021" text:continue-numbering="true" text:style-name="Outline">
        <text:list-item>
          <text:list>
            <text:list-item>
              <text:h text:style-name="P66" text:outline-level="2"><text:bookmark-start text:name="__RefHeading___Toc878_3428387136"/>CONSTITUIÇÃO ART. 5º – DIREITOS FUNDAMENTAIS<text:bookmark-end text:name="__RefHeading___Toc878_3428387136"/></text:h>
            </text:list-item>
          </text:list>
        </text:list-item>
      </text:list>
      <text:p text:style-name="P26"><text:span text:style-name="T9">Todos os iguais </text:span><text:span text:style-name="T2">perante a lei</text:span><text:span text:style-name="T9">, </text:span><text:span text:style-name="T25">sem distinção de qualquer natureza</text:span><text:span text:style-name="T9">, garantindo-se aos brasileiros e aos estrangeiros residentes no país a </text:span><text:span text:style-name="T2">inviolabilidade do direito à </text:span><text:span text:style-name="T7">vida</text:span><text:span text:style-name="T9">, à </text:span><text:span text:style-name="T2">liberdade</text:span><text:span text:style-name="T9">, à </text:span><text:span text:style-name="T2">igualdade</text:span><text:span text:style-name="T9">, à </text:span><text:span text:style-name="T2">segurança</text:span><text:span text:style-name="T9"> e à </text:span><text:span text:style-name="T2">propriedade</text:span><text:span text:style-name="T9">.</text:span></text:p>
      <text:p text:style-name="P12"/>
      <text:p text:style-name="P28"><text:span text:style-name="T9">I – Homens e mulheres </text:span><text:span text:style-name="T2">são iguais em direitos</text:span><text:span text:style-name="T9"> e </text:span><text:span text:style-name="T2">obrigações</text:span><text:span text:style-name="T9">;</text:span></text:p>
      <text:p text:style-name="P28"><text:span text:style-name="T9">II – </text:span><text:span text:style-name="T2">Ninguém será obrigado</text:span><text:span text:style-name="T9"> a fazer ou deixar de fazer alguma coisa </text:span><text:span text:style-name="T2">senão em virtude de lei</text:span><text:span text:style-name="T9">;</text:span></text:p>
      <text:p text:style-name="P28"><text:span text:style-name="T9">III – </text:span><text:span text:style-name="T2">Ninguém será submetido a tortura</text:span><text:span text:style-name="T9"> nem a </text:span><text:span text:style-name="T2">tratamento desumano</text:span><text:span text:style-name="T9"> ou </text:span><text:span text:style-name="T2">degradante</text:span><text:span text:style-name="T9">;</text:span></text:p>
      <text:p text:style-name="P28"><text:span text:style-name="T9">IV – É </text:span><text:span text:style-name="T2">livre</text:span><text:span text:style-name="T9"> a </text:span><text:span text:style-name="T2">manifestação do pensamento</text:span><text:span text:style-name="T9">;</text:span></text:p>
      <text:p text:style-name="P28"><text:span text:style-name="T9">V – É </text:span><text:span text:style-name="T2">assegurado o direito</text:span><text:span text:style-name="T9"> de resposta, </text:span><text:span text:style-name="T2">proporcional ao agravo</text:span><text:span text:style-name="T9">, al</text:span><text:span text:style-name="T12">é</text:span><text:span text:style-name="T9">m da </text:span><text:span text:style-name="T2">indenização</text:span><text:span text:style-name="T9"> por </text:span><text:span text:style-name="T2">dano material</text:span><text:span text:style-name="T9">, </text:span><text:span text:style-name="T2">moral</text:span><text:span text:style-name="T9"> ou à </text:span><text:span text:style-name="T2">imagem</text:span><text:span text:style-name="T9">;</text:span></text:p>
      <text:p text:style-name="P27"><text:span text:style-name="T9">VI – É Assegurado </text:span><text:span text:style-name="T2">o livre exercício de cultos religiosos</text:span><text:span text:style-name="T9"> e garantida a </text:span><text:span text:style-name="T2">proteção aos locais de culto</text:span><text:span text:style-name="T9"> e suas liturgia</text:span><text:span text:style-name="T11">s;</text:span></text:p>
      <text:p text:style-name="P27"><text:span text:style-name="T9">VIII – </text:span><text:span text:style-name="T2">Ninguém será privado de direitos</text:span><text:span text:style-name="T9"> por motivo de crença religiosa ou de convicção filosófica ou política;</text:span></text:p>
      <text:p text:style-name="P29"><text:span text:style-name="T9">XVI – </text:span><text:span text:style-name="T2">Todos podem reunir-se pacificamente em locais abertos ao publico</text:span><text:span text:style-name="T9">, independentemente de autorização, </text:span><text:span text:style-name="T16">desde</text:span><text:span text:style-name="T9"> que não frustrem outra reunião anteriormente convocada para o mesmo </text:span><text:span text:style-name="T16">local</text:span><text:span text:style-name="T9">, sendo apenas exigido prévio aviso à autoridade competente</text:span></text:p>
      <text:p text:style-name="P13"/>
      <text:p text:style-name="P35">“Os meios justificam os fins.” – João Gustavo 2021.</text:p>
      <text:p text:style-name="P13"/>
      <text:p text:style-name="P13"/>
      <text:p text:style-name="P14"><text:initial-creator/></text:p>
      <text:list xml:id="list54813171018939" text:continue-numbering="true" text:style-name="Outline">
        <text:list-item>
          <text:h text:style-name="P63" text:outline-level="1"><text:bookmark-start text:name="__RefHeading___Toc880_3428387136"/>Aula 19 de maio de 2021<text:bookmark-end text:name="__RefHeading___Toc880_3428387136"/></text:h>
        </text:list-item>
      </text:list>
      <text:p text:style-name="Text_20_body"><text:title/><text:span text:style-name="T26">Direito Eclesiástico</text:span></text:p>
      <text:p text:style-name="Text_20_body"><text:tab/><text:span text:style-name="T26">É a </text:span><text:span text:style-name="T4">APLICAÇÃO DO CONJUNTO DE NORMAS JURÍDICAS</text:span><text:span text:style-name="T26"> com o intuito de </text:span><text:span text:style-name="T4">REGULAR</text:span><text:span text:style-name="T26"> os aspectos práticos que envolvem a igreja e seus líderes.</text:span></text:p>
      <text:p text:style-name="P36"/>
      <text:p text:style-name="P37"/>
      <text:p text:style-name="Text_20_body"/>
      <text:list xml:id="list54813075603331" text:continue-numbering="true" text:style-name="Outline">
        <text:list-item>
          <text:h text:style-name="P58" text:outline-level="1"><text:bookmark-start text:name="__RefHeading___Toc882_3428387136"/>Direito<text:bookmark-end text:name="__RefHeading___Toc882_3428387136"/></text:h>
        </text:list-item>
      </text:list>
      <text:list xml:id="list3349420634" text:style-name="L7">
        <text:list-item>
          <text:p text:style-name="P78">Benefício</text:p>
        </text:list-item>
        <text:list-item>
          <text:p text:style-name="P78">Favorecimento</text:p>
        </text:list-item>
        <text:list-item>
          <text:p text:style-name="P78">Segurança</text:p>
        </text:list-item>
      </text:list>
      <text:p text:style-name="P37"/>
      <text:list xml:id="list54813174067325" text:continue-list="list54813075603331" text:style-name="Outline">
        <text:list-item>
          <text:h text:style-name="P59" text:outline-level="1"><text:bookmark-start text:name="__RefHeading___Toc884_3428387136"/>Obrigações<text:bookmark-end text:name="__RefHeading___Toc884_3428387136"/></text:h>
        </text:list-item>
      </text:list>
      <text:list xml:id="list3788648487" text:style-name="L8">
        <text:list-item>
          <text:p text:style-name="P79">Cumprir as leis</text:p>
        </text:list-item>
        <text:list-item>
          <text:p text:style-name="P79">Deveres</text:p>
        </text:list-item>
        <text:list-item>
          <text:p text:style-name="P79">Ordem</text:p>
        </text:list-item>
        <text:list-item>
          <text:p text:style-name="P79">Respeito</text:p>
        </text:list-item>
        <text:list-item>
          <text:p text:style-name="P79">Regras</text:p>
        </text:list-item>
        <text:list-item>
          <text:p text:style-name="P79">Vínculos</text:p>
        </text:list-item>
      </text:list>
      <text:p text:style-name="P38"/>
      <text:p text:style-name="P38"/>
      <text:list xml:id="list54814039120526" text:continue-list="list54813174067325" text:style-name="Outline">
        <text:list-item>
          <text:h text:style-name="Heading_20_1" text:outline-level="1"><text:bookmark-start text:name="__RefHeading___Toc886_3428387136"/>SURGIMENTO DA PERSONALIDADE JURÍDICA<text:bookmark-end text:name="__RefHeading___Toc886_3428387136"/></text:h>
        </text:list-item>
      </text:list>
      <text:p text:style-name="P38"><text:tab/>Os grupos de pessoas com <text:span text:style-name="T2">interesses semelhantes</text:span> se unem para realizar determinados fins ganham <text:span text:style-name="T2">PERSONALIDADE</text:span> no direito, tornando-se sujeitos de direitos e obrigações.</text:p>
      <text:p text:style-name="P38"/>
      <text:p text:style-name="P39">QUAL O INÍCIO DA EXISTÊNCIA DA IGREJA?</text:p>
      <text:p text:style-name="P39">(personalidade jurídica)</text:p>
      <text:p text:style-name="P39"/>
      <text:p text:style-name="P39">CÓDIGO CIVIL – Lei 10.406/2002</text:p>
      <text:p text:style-name="P39"/>
      <text:p text:style-name="P39">… Art 45</text:p>
      <text:p text:style-name="P39">Começa a existência legal das pessoas jurídicas de direito privado com a inscrição do ato constitutivo no respectivo registro, averbando-se no registro todas as alterações por que passar o ato constitutivo.</text:p>
      <text:p text:style-name="P39"/>
      <text:p text:style-name="P39">LRP – Lei nº 6.015 de 31 de Dezembro de 1973</text:p>
      <text:p text:style-name="P39">Dispõe sobre os registro públicos, e dá outras providências.</text:p>
      <text:p text:style-name="P39"/>
      <text:p text:style-name="P39">Art. 114. No Registro Civil de Pessoas Jurídicas serão inscritos:</text:p>
      <text:p text:style-name="P39"/>
      <text:list xml:id="list203579304" text:style-name="L9">
        <text:list-item>
          <text:p text:style-name="P80"><text:soft-page-break/>Os contratos, os atos constitutivos, o estatuto ou compromissos das sociedades civis, religiosas, bem como o das fundações e das associações de utilidade pública;</text:p>
        </text:list-item>
      </text:list>
      <text:p text:style-name="P39"/>
      <text:p text:style-name="P39"/>
      <text:p text:style-name="P40">Leis Ordinárias e o Código Civil tem a mesma hierarquia.</text:p>
      <text:p text:style-name="P81"/>
      <text:p text:style-name="P81"/>
      <text:list xml:id="list54814372102170" text:continue-list="list54814039120526" text:style-name="Outline">
        <text:list-item>
          <text:h text:style-name="P64" text:outline-level="1"><text:bookmark-start text:name="__RefHeading___Toc888_3428387136"/>Aula 02 de junho de 2021<text:bookmark-end text:name="__RefHeading___Toc888_3428387136"/></text:h>
          <text:list>
            <text:list-item>
              <text:h text:style-name="Heading_20_2" text:outline-level="2"><text:bookmark-start text:name="__RefHeading___Toc890_3428387136"/>Direito Eclesiástico e Direitos Trabalhistas<text:bookmark-end text:name="__RefHeading___Toc890_3428387136"/></text:h>
            </text:list-item>
          </text:list>
        </text:list-item>
      </text:list>
      <text:p text:style-name="P41"/>
      <text:p text:style-name="P86">Consolidação das Leis Trabalhistas (CLT)</text:p>
      <text:p text:style-name="P42">As igrejas, o Pastor e as leis trabalhistas – CLT – LEI 13.467/2017(anterior 1943)</text:p>
      <text:p text:style-name="P42"/>
      <text:list xml:id="list54813693407726" text:continue-numbering="true" text:style-name="Outline">
        <text:list-item>
          <text:list>
            <text:list-item>
              <text:h text:style-name="P67" text:outline-level="2"><text:bookmark-start text:name="__RefHeading___Toc892_3428387136"/>CLT Da necessidade de mudanças; <text:span text:style-name="T30">LEI 13.467/17</text:span><text:bookmark-end text:name="__RefHeading___Toc892_3428387136"/></text:h>
            </text:list-item>
          </text:list>
        </text:list-item>
      </text:list>
      <text:p text:style-name="P43"/>
      <text:list xml:id="list2650320670" text:style-name="L10">
        <text:list-item>
          <text:p text:style-name="P87">A justificativa para a real<text:span text:style-name="T29">i</text:span>zação da reforma ocorreu pela necessidade de uma atualização. </text:p>
        </text:list-item>
      </text:list>
      <text:list xml:id="list54814556203774" text:continue-list="list54813693407726" text:style-name="Outline">
        <text:list-item>
          <text:list>
            <text:list-item>
              <text:h text:style-name="P67" text:outline-level="2"><text:bookmark-start text:name="__RefHeading___Toc894_3428387136"/>Empregado<text:bookmark-end text:name="__RefHeading___Toc894_3428387136"/></text:h>
            </text:list-item>
          </text:list>
        </text:list-item>
      </text:list>
      <text:p text:style-name="P43"><text:tab/>…<text:span text:style-name="T27">Considera-se </text:span><text:span text:style-name="T28">empregado toda pessoa física que prestar serviços de natureza </text:span><text:span text:style-name="T5">não eventual </text:span><text:span text:style-name="T28">a empregador, sob a dependência deste e mediante salário.</text:span></text:p>
      <text:p text:style-name="P43"/>
      <text:p text:style-name="P44">ART 3° - CLT – <text:span text:style-name="T8">LEI 13.467/2017</text:span></text:p>
      <text:p text:style-name="P44"/>
      <text:list xml:id="list1022447870" text:style-name="L11">
        <text:list-item>
          <text:p text:style-name="P88">Pessoa física</text:p>
        </text:list-item>
        <text:list-item>
          <text:p text:style-name="P88">Subordinação</text:p>
        </text:list-item>
        <text:list-item>
          <text:p text:style-name="P88">Não eventualidade</text:p>
        </text:list-item>
        <text:list-item>
          <text:p text:style-name="P89">Salário</text:p>
        </text:list-item>
      </text:list>
      <text:p text:style-name="P45"/>
      <text:p text:style-name="P46">Pastor não recebe salário… <text:span text:style-name="T31">porque ele tem “vocação”</text:span></text:p>
      <text:p text:style-name="P46"/>
      <text:p text:style-name="P46">Tendo como base o evangelho a função Pastoral é um dom. Uma vocação Divina.</text:p>
      <text:p text:style-name="P47"/>
      <text:p text:style-name="P48">TRT-3 Recurso ordinário trabalhista RO 1989160801134-2007-055-03-00-4</text:p>
      <text:p text:style-name="P48"/>
      <text:p text:style-name="P48">O Trabalho realizado na qualidade de Pastor possui cunho religioso e não constitui <text:span text:style-name="T2">objeto de um contrato</text:span> de emprego, pois <text:span text:style-name="T2">insuscetível de avaliação econômica</text:span>, já que é destinado ao <text:span text:style-name="T2">conforto</text:span> e a … pessoal dos fiéis</text:p>
      <text:p text:style-name="P48"/>
      <text:p text:style-name="P49">Judges actually acknowledge that Pastors are there to serve the people and that the people are free to offer whatever they want, not wanting to qualify that as work or “salary”</text:p>
      <text:p text:style-name="P49"/>
      <text:p text:style-name="P50">Prebenda…</text:p>
      <text:p text:style-name="P82"/>
      <text:p text:style-name="P51"><text:span text:style-name="T9">Atividade missionária não gera </text:span><text:span text:style-name="T13">v</text:span><text:span text:style-name="T9">ínculo de emprego com a igreja a qual se relaciona o obreiro da fé.</text:span></text:p>
      <text:p text:style-name="P83"/>
      <text:p text:style-name="P52"><text:span text:style-name="T9">A sua vinculação à igreja é de natureza religiosa e </text:span>VOCACIONAL<text:span text:style-name="T9">.</text:span></text:p>
      <text:p text:style-name="P85"><text:span text:style-name="T15"/></text:p>
      <text:p text:style-name="P84"/>
      <text:list xml:id="list54812487521051" text:continue-list="list54814556203774" text:style-name="Outline">
        <text:list-item>
          <text:h text:style-name="P60" text:outline-level="1"><text:soft-page-break/>Aula 09 de Junho de 2021</text:h>
          <text:list>
            <text:list-item>
              <text:h text:style-name="P68" text:outline-level="2">Associação</text:h>
            </text:list-item>
          </text:list>
        </text:list-item>
      </text:list>
      <text:p text:style-name="P91">→ <text:span text:style-name="T32">ADBLU</text:span></text:p>
      <text:p text:style-name="P91">→ <text:span text:style-name="T32">Lar betania/Bet</text:span></text:p>
      <text:p text:style-name="P91">→ <text:span text:style-name="T32">Bom samaritano</text:span></text:p>
      <text:p text:style-name="P91">→ <text:span text:style-name="T32">CTV</text:span></text:p>
      <text:p text:style-name="P91">→ <text:span text:style-name="T32">ETEBLU</text:span></text:p>
      <text:p text:style-name="P91">→ <text:span text:style-name="T32">CTM… At some point</text:span></text:p>
      <text:p text:style-name="P90"/>
      <text:p text:style-name="P92">As entidades do <text:span text:style-name="T2">Terceiro Setor</text:span><text:span text:style-name="T9"> são regras pelo código civil e juridicamente constituídas sob a forma de Associação ou fundações.</text:span></text:p>
      <text:p text:style-name="P92"><text:span text:style-name="T9"/></text:p>
      <text:p text:style-name="P93"><text:span text:style-name="T9">São comumente CHAMADAS de “entidade”, “ONG” …</text:span></text:p>
      <text:p text:style-name="P93"><text:span text:style-name="T9"/></text:p>
      <text:p text:style-name="P93"><text:span text:style-name="T9">É uma pessoa jurídica de direito privado, sem fins econômicos ou lucrativos, que se forma pela reunião de pessoas em prol de um objetivo comum, sem interesse de dividir resultado financeiro entre elas. Toda a renda proveniente de suas atividades deve ser revertida para seus objetivos estatutários.</text:span></text:p>
      <text:p text:style-name="P94"/>
      <text:list xml:id="list3111817365" text:style-name="L12">
        <text:list-item>
          <text:p text:style-name="P95">Constituída por pessoas</text:p>
        </text:list-item>
        <text:list-item>
          <text:p text:style-name="P95">Pode (ou não) ter patrimônio inicial</text:p>
        </text:list-item>
        <text:list-item>
          <text:p text:style-name="P95">A finalidade é definida pelos associados</text:p>
        </text:list-item>
        <text:list-item>
          <text:p text:style-name="P95">Os associados deliberam livremente</text:p>
        </text:list-item>
        <text:list-item>
          <text:p text:style-name="P95">Registro e administração são mais simples</text:p>
        </text:list-item>
        <text:list-item>
          <text:p text:style-name="P95">Regida pelos artigos 44 a 61 do código Civil</text:p>
        </text:list-item>
        <text:list-item>
          <text:p text:style-name="P95">Criada por intermédio de decisão em assembleia geral, com transcrição em ata e elaboração de um estatuto.</text:p>
        </text:list-item>
      </text:list>
      <text:p text:style-name="P96"/>
      <text:p text:style-name="P96"/>
      <text:p text:style-name="P98">Art. 54. código civil</text:p>
      <text:p text:style-name="P98"/>
      <text:p text:style-name="P98">Sob pena de nulidade, o Estatuto das associações conterá:</text:p>
      <text:p text:style-name="P98"/>
      <text:list xml:id="list1648793496" text:style-name="L13">
        <text:list-item>
          <text:p text:style-name="P99">Denominação, fins sede da associação</text:p>
        </text:list-item>
        <text:list-item>
          <text:p text:style-name="P99">Os requisitos para a admissão, demissão e exclusão dos associados</text:p>
        </text:list-item>
        <text:list-item>
          <text:p text:style-name="P99">Direitos e deveres dos associados</text:p>
        </text:list-item>
        <text:list-item>
          <text:p text:style-name="P99">As fontes de recursos para sua manutenção</text:p>
        </text:list-item>
        <text:list-item>
          <text:p text:style-name="P99">Movo de constituição e de funcionamento dos órgãos deliberativos</text:p>
        </text:list-item>
        <text:list-item>
          <text:p text:style-name="P99">As condições para a alteração do estatuto e para a dissolução</text:p>
        </text:list-item>
        <text:list-item>
          <text:p text:style-name="P102"><text:span text:style-name="T33">A forma de gestão admnistrativa e aprovação das contas.</text:span></text:p>
        </text:list-item>
      </text:list>
      <text:p text:style-name="P103"/>
      <text:p text:style-name="P100">Compete privativamente à assembleia Geral (lei n° 11.127 de 2005)</text:p>
      <text:list xml:id="list401512547" text:style-name="L14">
        <text:list-item>
          <text:p text:style-name="P101"><text:soft-page-break/>Destituir os administradores</text:p>
        </text:list-item>
        <text:list-item>
          <text:p text:style-name="P101">Alterar o estatuto</text:p>
        </text:list-item>
      </text:list>
      <text:p text:style-name="P100"/>
      <text:list xml:id="list54813267750070" text:continue-list="list54812487521051" text:style-name="Outline">
        <text:list-item>
          <text:list>
            <text:list-item>
              <text:h text:style-name="P69" text:outline-level="2">Dissolução da associação</text:h>
            </text:list-item>
          </text:list>
        </text:list-item>
      </text:list>
      <text:p text:style-name="P100">Código civil Art. 61.</text:p>
      <text:p text:style-name="P100"/>
      <text:p text:style-name="P100">Dissolvida a associação, o remanescente do seu patrimônio líquido, será destinado à entidade de fins não econômicos designada no estatuto, ou, omisso este, por deliberação dos associados, à instituição municipal, estadual ou federal, de fins idênticos ou semelhantes.</text:p>
      <text:p text:style-name="P100"/>
      <text:p text:style-name="P100">(They give what the association things to other associations like the one that disappeared)</text:p>
      <text:p text:style-name="P100"/>
      <text:p text:style-name="P104">→ Igreja é igreja e associação é associação.</text:p>
      <text:p text:style-name="P105">→ Associação é um raço importante da igreja</text:p>
      <text:p text:style-name="P105"/>
      <text:list xml:id="list54812927400541" text:continue-numbering="true" text:style-name="Outline">
        <text:list-item>
          <text:list>
            <text:list-item>
              <text:h text:style-name="Heading_20_2" text:outline-level="2">Disso<text:span text:style-name="T34">lução das igrejas</text:span></text:h>
            </text:list-item>
          </text:list>
        </text:list-item>
      </text:list>
      <text:p text:style-name="P97"/>
      <text:p text:style-name="P108">Significado de dissolução ou cisão:</text:p>
      <text:list xml:id="list908362595" text:style-name="L15">
        <text:list-item>
          <text:p text:style-name="P107">Operação attravés da qual uma pessoa jurídica transfere parte de seu patrimônio para uma outra organização ou sociedades</text:p>
        </text:list-item>
        <text:list-item>
          <text:p text:style-name="P107">Divisão; Falta de acordo entre membros de um partido organização, sociedade, doutrina, ou igreja</text:p>
        </text:list-item>
      </text:list>
      <text:p text:style-name="P77"/>
      <text:p text:style-name="P108">Sinônimos de Cisão</text:p>
      <text:p text:style-name="P106">Separação, divergência, corte, divisão, desacordo ou dissidência.</text:p>
      <text:p text:style-name="P106"/>
      <text:p text:style-name="P109">Quando se fala em dissolução de <text:span text:style-name="T2">sociedade</text:span></text:p>
      <text:p text:style-name="P110"><text:span text:style-name="T9">Significa que houve a sua extinção.</text:span></text:p>
      <text:p text:style-name="P110"><text:span text:style-name="T9"/></text:p>
      <text:p text:style-name="P111"><text:span text:style-name="T9">Isto pode ocorrer por diversos motivos, mas se concretiza quando seus participantes deixam de participar no funcionamento desses grupos.</text:span></text:p>
      <text:list xml:id="list1342265113" text:style-name="L17">
        <text:list-item>
          <text:p text:style-name="P113"><text:span text:style-name="T9">Verba</text:span></text:p>
        </text:list-item>
        <text:list-item>
          <text:p text:style-name="P113"><text:span text:style-name="T9">Vizinho</text:span></text:p>
        </text:list-item>
        <text:list-item>
          <text:p text:style-name="P113"><text:span text:style-name="T9">Barulho</text:span></text:p>
        </text:list-item>
      </text:list>
      <text:p text:style-name="P112"><text:span text:style-name="T9"/></text:p>
      <text:p text:style-name="P114"><text:span text:style-name="T9"/></text:p>
      <text:p text:style-name="P114"><text:soft-page-break/><text:span text:style-name="T9">Eventuais causas para a ruptura</text:span></text:p>
      <text:list xml:id="list2514645454" text:style-name="L18">
        <text:list-item>
          <text:p text:style-name="P116">Diferenças teológicas</text:p>
        </text:list-item>
        <text:list-item>
          <text:p text:style-name="P115"><text:span text:style-name="T9">Por questões </text:span><text:span text:style-name="T2">internas</text:span><text:span text:style-name="T9"> e </text:span><text:span text:style-name="T2">administrativas</text:span></text:p>
        </text:list-item>
        <text:list-item>
          <text:p text:style-name="P115"><text:span text:style-name="T9">A </text:span><text:span text:style-name="T2">falta</text:span><text:span text:style-name="T9"> de </text:span><text:span text:style-name="T2">consenso</text:span><text:span text:style-name="T9">, seja por motivos </text:span><text:span text:style-name="T2">espirituais</text:span><text:span text:style-name="T9"> ou </text:span><text:span text:style-name="T2">administrativos</text:span></text:p>
        </text:list-item>
        <text:list-item>
          <text:p text:style-name="P115"><text:span text:style-name="T2">Vaidade</text:span><text:span text:style-name="T9"> pessoal dos líderes</text:span></text:p>
        </text:list-item>
        <text:list-item>
          <text:p text:style-name="P115"><text:span text:style-name="T2">Insubordinação</text:span><text:span text:style-name="T9"> ou </text:span><text:span text:style-name="T2">disputa</text:span><text:span text:style-name="T9"> de poder</text:span></text:p>
        </text:list-item>
        <text:list-item>
          <text:p text:style-name="P115"><text:span text:style-name="T2">Dificuldades</text:span><text:span text:style-name="T9"> de se </text:span><text:span text:style-name="T2">trabalhar</text:span><text:span text:style-name="T9"> </text:span><text:span text:style-name="T2">em</text:span><text:span text:style-name="T9"> </text:span><text:span text:style-name="T2">equipe</text:span></text:p>
        </text:list-item>
        <text:list-item>
          <text:p text:style-name="P117">Política</text:p>
        </text:list-item>
        <text:list-item>
          <text:p text:style-name="P115"><text:span text:style-name="T2">*</text:span><text:span text:style-name="T14">falta de oração</text:span></text:p>
        </text:list-item>
      </text:list>
      <text:p text:style-name="P114"><text:span text:style-name="T9"/></text:p>
      <text:p text:style-name="P118"><text:span text:style-name="T2">Pastor Os</text:span><text:span text:style-name="T6">v</text:span><text:span text:style-name="T2">aldo Lopes Santos</text:span>, pres. da União das igrejas evangélicas congregacionais</text:p>
      <text:p text:style-name="P118"/>
      <text:list xml:id="list1856522362" text:style-name="L19">
        <text:list-item>
          <text:p text:style-name="P119">“Toda ruptura, quer seja pessoal ou institucional, sempre causa algum tipo de trauma emocional, psicológico, social, e, no caso da igreja, um espiritual”</text:p>
        </text:list-item>
        <text:list-item>
          <text:p text:style-name="P119">“Trata-se de um divórcio eclesiástico, que afeta profundamente a história e a identidade de um povo, removendo as suas bases e criando um grande vazio existencial por um longo tempo.”</text:p>
        </text:list-item>
      </text:list>
      <text:p text:style-name="P118"/>
      <text:p text:style-name="P120">Roteiro para a cisão e dissolução</text:p>
      <text:list xml:id="list2449051091" text:style-name="L20">
        <text:list-item>
          <text:p text:style-name="P121">Convoca-se uma ASSEMBLEIA GERAL PARA ESSE FIM</text:p>
        </text:list-item>
        <text:list-item>
          <text:p text:style-name="P121">Tem que ter aprovação de pelo MENOS 2/3 DOS MEMBROS</text:p>
        </text:list-item>
        <text:list-item>
          <text:p text:style-name="P121">Na dissolução liquida-se o passivo (pagamentos) e os bens remanescentes pertencerão à convenção, primeiramente, e depois a órgãos assistenciais criados pela igreja.</text:p>
        </text:list-item>
        <text:list-item>
          <text:p text:style-name="P121">Na cisão, o patrimônio pertencerá à parte que permanecer fiel à organização, renunciado pela retirante, qualquer direito a reclamação.</text:p>
        </text:list-item>
      </text:list>
      <text:p text:style-name="P120"/>
      <text:p text:style-name="P122">Art. 51</text:p>
      <text:p text:style-name="P122">Nos casos de dissolução da pessoa jurídica ou cassada a autorização para seu funcionamento, ela subsistirá para os fins de liquidação, até que esta se conclua</text:p>
      <text:p text:style-name="P122"/>
      <text:p text:style-name="P122">§1 Far-se-á, no registro onde a pessoa jurídica estiver inscrita, a averbação de sua dissolução.</text:p>
      <text:p text:style-name="P122"/>
      <text:p text:style-name="P123">Quando cria, você cria a <text:span text:style-name="T2">PERSONALIDADE JURÍDICA</text:span>, mas quando você “descria” você tira a <text:span text:style-name="T2">PERSONALIDADE JURÍDICA</text:span>.</text:p>
      <text:p text:style-name="P123"/>
      <text:p text:style-name="P124">INPI → Onde se registra marcas</text:p>
      <text:p text:style-name="P124">Instituto nacional de propriedade <text:span text:style-name="T36">industrial</text:span></text:p>
      <text:p text:style-name="P1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language="pt" fo:country="BR"/>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fo:text-transform="uppercase" style:font-name="Arial"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Arial" fo:font-family="Arial" style:font-style-name="Normal" style:font-family-generic="swiss" style:font-pitch="variable" fo:language="pt" fo:country="BR"/>
    </style:style>
    <style:style style:name="List" style:family="paragraph" loext:hidden="true" style:hidden="true" style:parent-style-name="Text_20_body" style:class="list">
      <style:text-properties style:font-size-asian="12pt" style:font-name-complex="Lucida Sans1" style:font-family-complex="'Lucida Sans'" style:font-family-generic-complex="swiss"/>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loext:hidden="true" style:hidden="true" style:parent-style-name="Standard" style:class="extra"/>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 fo:font-family="Arial" style:font-style-name="Normal" style:font-family-generic="swiss" style:font-pitch="variable" fo:language="pt" fo:country="BR"/>
    </style:style>
    <style:style style:name="Abstrato" style:family="paragraph" style:parent-style-name="Standard">
      <style:paragraph-properties fo:margin-left="8.999cm" fo:margin-right="0cm" fo:text-indent="0cm" style:auto-text-indent="false"/>
    </style:style>
    <style:style style:name="Strong_20_Emphasis" style:display-name="Strong Emphasis" style:family="text">
      <style:text-properties style:font-name="Arial1" fo:font-family="Arial" style:font-style-name="Negrito" style:font-family-generic="swiss" style:font-pitch="variable" fo:font-weight="bold" style:font-weight-asian="bold" style:font-weight-complex="bold"/>
    </style:style>
    <style:style style:name="Emphasis" style:family="text">
      <style:text-properties style:font-name="Arial2" fo:font-family="Arial" style:font-style-name="Itálico" style:font-family-generic="swiss" style:font-pitch="variable" fo:font-style="italic" style:font-style-asian="italic" style:font-style-complex="italic"/>
    </style:style>
    <style:style style:name="Main_20_index_20_entry" style:display-name="Main index entry" style:family="text" loext:hidden="true" style:hidden="true">
      <style:text-properties fo:font-weight="bold" style:font-weight-asian="bold" style:font-weight-complex="bold"/>
    </style:style>
    <style:style style:name="Internet_20_link" style:display-name="Internet link" style:family="text">
      <style:text-properties fo:color="#000080" loext:opacity="1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2" fo:font-family="Arial" style:font-style-name="Itálico" style:font-family-generic="swiss" style:font-pitch="variable" fo:font-style="italic" style:font-style-asian="italic" style:font-style-complex="italic"/>
    </style:style>
    <style:style style:name="Footnote_20_Symbol" style:display-name="Footnote Symbol" style:family="text" loext:hidden="true" style:hidden="true"/>
    <style:style style:name="Endnote_20_anchor" style:display-name="Endnote anchor" style:family="text" loext:hidden="true" style:hidden="true">
      <style:text-properties style:text-position="super 58%"/>
    </style:style>
    <style:style style:name="Footnote_20_anchor" style:display-name="Footnote anchor" style:family="text" loext:hidden="true" style:hidden="true">
      <style:text-properties style:text-position="super 58%"/>
    </style:style>
    <style:style style:name="Caption_20_characters" style:display-name="Caption characters" style:family="text" loext:hidden="true" style:hidden="true"/>
    <style:style style:name="Endnote_20_Symbol" style:display-name="Endnote Symbol" style:family="text" loext:hidden="true" style:hidden="true"/>
    <style:style style:name="Source_20_Text" style:display-name="Source Text"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dex_20_Link" style:display-name="Index Link" style:family="text" loext:hidden="true" style:hidden="true"/>
    <style:style style:name="Example"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Line_20_numbering" style:display-name="Line numbering" style:family="text" loext:hidden="true"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Figura1" text:anchor-type="char" svg:width="17cm" svg:height="2.748cm" draw:z-index="11"><draw:image xlink:href="Pictures/1000000000000500000000CF73E1439B139099FF.jpg" xlink:type="simple" xlink:show="embed" xlink:actuate="onLoad" draw:mime-type="image/jpeg"/></draw:frame></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09T19:56:41.374000000</dc:date>
    <meta:editing-duration>PT52M9S</meta:editing-duration>
    <meta:editing-cycles>17</meta:editing-cycles>
    <meta:generator>LibreOffice/7.1.3.2$Windows_X86_64 LibreOffice_project/47f78053abe362b9384784d31a6e56f8511eb1c1</meta:generator>
    <meta:document-statistic meta:table-count="0" meta:image-count="1" meta:object-count="0" meta:page-count="12" meta:paragraph-count="217" meta:word-count="1752" meta:character-count="10858" meta:non-whitespace-character-count="9368"/>
  </office:meta>
</office:document-meta>
</file>